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Policepardéfaut" style:family="text">
      <style:text-properties fo:color="#FF0000" style:language-asian="fr" style:country-asian="FR"/>
    </style:style>
    <style:style style:name="P4" style:parent-style-name="Normal" style:family="paragraph">
      <style:text-properties style:font-name="Agency FB" fo:color="#FF0000" fo:font-size="28pt" style:font-size-asian="28pt"/>
    </style:style>
    <style:style style:name="P5" style:parent-style-name="Normal" style:family="paragraph">
      <style:text-properties style:font-name="Agency FB" fo:color="#FF0000" fo:font-size="28pt" style:font-size-asian="28pt"/>
    </style:style>
    <style:style style:name="P6" style:parent-style-name="Normal" style:family="paragraph">
      <style:text-properties style:font-name="Agency FB" fo:color="#FF0000" fo:font-size="28pt" style:font-size-asian="28pt"/>
    </style:style>
    <style:style style:name="P7" style:parent-style-name="Normal" style:family="paragraph">
      <style:text-properties style:font-name="Agency FB" fo:color="#FF0000" fo:font-size="28pt" style:font-size-asian="28pt"/>
    </style:style>
    <style:style style:name="T8" style:parent-style-name="Policepardéfaut" style:family="text">
      <style:text-properties style:language-asian="fr" style:country-asian="FR"/>
    </style:style>
    <style:style style:name="P9" style:parent-style-name="Normal" style:family="paragraph">
      <style:paragraph-properties fo:border-top="none" fo:border-left="0.0208in solid #5B9BD5" fo:border-bottom="none" fo:border-right="none" fo:padding-top="0in" fo:padding-left="0.125in" fo:padding-bottom="0in" fo:padding-right="0in" style:shadow="none" fo:margin-bottom="0in"/>
    </style:style>
    <style:style style:name="T10" style:parent-style-name="Policepardéfaut" style:family="text">
      <style:text-properties style:font-name="Agency FB" style:font-style-complex="italic" fo:color="#FF0000" fo:font-size="36pt" style:font-size-asian="36pt" style:font-size-complex="12pt"/>
    </style:style>
    <style:style style:name="P11" style:parent-style-name="Normal" style:family="paragraph">
      <style:text-properties style:font-name="Agency FB" fo:color="#FF0000" fo:font-size="28pt" style:font-size-asian="28pt"/>
    </style:style>
    <style:style style:name="P12" style:parent-style-name="Normal" style:family="paragraph">
      <style:text-properties style:font-name="Agency FB" fo:color="#FF0000" fo:font-size="28pt" style:font-size-asian="28pt"/>
    </style:style>
    <style:style style:name="P13" style:parent-style-name="Normal" style:family="paragraph">
      <style:text-properties style:font-name="Agency FB" fo:color="#FF0000" fo:font-size="28pt" style:font-size-asian="28pt"/>
    </style:style>
    <style:style style:name="P14" style:parent-style-name="Normal" style:family="paragraph">
      <style:text-properties style:font-name="Agency FB" fo:color="#FF0000" fo:font-size="28pt" style:font-size-asian="28pt"/>
    </style:style>
    <style:style style:name="P15" style:parent-style-name="Normal" style:family="paragraph">
      <style:text-properties style:font-name="Agency FB" fo:color="#FF0000" fo:font-size="28pt" style:font-size-asian="28pt"/>
    </style:style>
    <style:style style:name="P16" style:parent-style-name="Normal" style:family="paragraph">
      <style:text-properties style:font-name="Agency FB" fo:color="#FF0000" fo:font-size="28pt" style:font-size-asian="28pt"/>
    </style:style>
    <style:style style:name="P17" style:parent-style-name="Normal" style:family="paragraph">
      <style:text-properties style:font-name="Agency FB" fo:color="#FF0000" fo:font-size="28pt" style:font-size-asian="28pt"/>
    </style:style>
    <style:style style:name="P18" style:parent-style-name="Normal" style:family="paragraph">
      <style:text-properties style:font-name="Agency FB" fo:color="#FF0000" fo:font-size="28pt" style:font-size-asian="28pt"/>
    </style:style>
    <style:style style:name="P19" style:parent-style-name="Normal" style:family="paragraph">
      <style:text-properties style:font-name="Agency FB" fo:color="#FF0000" fo:font-size="28pt" style:font-size-asian="28pt"/>
    </style:style>
    <style:style style:name="P20" style:parent-style-name="Normal" style:family="paragraph">
      <style:text-properties style:font-name="Agency FB" fo:color="#FF0000" fo:font-size="28pt" style:font-size-asian="28pt"/>
    </style:style>
    <style:style style:name="P21" style:parent-style-name="Normal" style:family="paragraph">
      <style:text-properties style:font-name="Agency FB" fo:color="#FF0000" fo:font-size="28pt" style:font-size-asian="28pt"/>
    </style:style>
    <style:style style:name="P22" style:parent-style-name="Normal" style:family="paragraph">
      <style:text-properties style:font-name="Agency FB" fo:color="#FF0000" fo:font-size="28pt" style:font-size-asian="28pt"/>
    </style:style>
    <style:style style:name="P23" style:parent-style-name="Normal" style:family="paragraph">
      <style:text-properties style:font-name="Agency FB" fo:color="#FF0000" fo:font-size="28pt" style:font-size-asian="28pt"/>
    </style:style>
    <style:style style:name="P24" style:parent-style-name="Normal" style:family="paragraph">
      <style:text-properties style:font-name="Agency FB" fo:color="#FF0000" fo:font-size="28pt" style:font-size-asian="28pt"/>
    </style:style>
    <style:style style:name="P25" style:parent-style-name="Normal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P27" style:parent-style-name="Normal" style:family="paragraph">
      <style:text-properties style:font-name="Agency FB" fo:color="#FF0000" fo:font-size="28pt" style:font-size-asian="28pt"/>
    </style:style>
    <style:style style:name="P28" style:parent-style-name="Normal" style:family="paragraph">
      <style:text-properties style:font-name="Agency FB" fo:color="#FF0000" fo:font-size="28pt" style:font-size-asian="28pt"/>
    </style:style>
    <style:style style:name="P29" style:parent-style-name="Normal" style:family="paragraph">
      <style:text-properties style:font-name="Agency FB" fo:color="#FF0000" fo:font-size="28pt" style:font-size-asian="28pt"/>
    </style:style>
    <style:style style:name="P30" style:parent-style-name="Normal" style:family="paragraph">
      <style:text-properties style:font-name="Agency FB" fo:color="#FF0000" fo:font-size="28pt" style:font-size-asian="28pt"/>
    </style:style>
    <style:style style:name="P31" style:parent-style-name="Normal" style:family="paragraph">
      <style:text-properties style:font-name="Agency FB" fo:color="#FF0000" fo:font-size="28pt" style:font-size-asian="28pt"/>
    </style:style>
    <style:style style:name="P32" style:parent-style-name="Normal" style:family="paragraph">
      <style:text-properties style:font-name="Agency FB" fo:color="#FF0000" fo:font-size="28pt" style:font-size-asian="28pt"/>
    </style:style>
    <style:style style:name="P33" style:parent-style-name="Normal" style:family="paragraph">
      <style:text-properties style:font-name="Agency FB" fo:color="#FF0000" fo:font-size="28pt" style:font-size-asian="28pt"/>
    </style:style>
    <style:style style:name="P34" style:parent-style-name="Normal" style:family="paragraph">
      <style:text-properties style:font-name="Agency FB" fo:color="#FF0000" fo:font-size="28pt" style:font-size-asian="28pt"/>
    </style:style>
    <style:style style:name="P35" style:parent-style-name="Normal" style:family="paragraph">
      <style:text-properties style:font-name="Agency FB" fo:color="#FF0000" fo:font-size="28pt" style:font-size-asian="28pt"/>
    </style:style>
    <style:style style:name="P36" style:parent-style-name="Normal" style:family="paragraph">
      <style:text-properties style:font-name="Agency FB" fo:color="#FF0000" fo:font-size="28pt" style:font-size-asian="28pt"/>
    </style:style>
    <style:style style:name="P37" style:parent-style-name="Normal" style:family="paragraph">
      <style:text-properties style:font-name="Agency FB" fo:color="#FF0000" fo:font-size="28pt" style:font-size-asian="28pt"/>
    </style:style>
    <style:style style:name="P38" style:parent-style-name="Normal" style:family="paragraph">
      <style:text-properties style:font-name="Agency FB" fo:color="#FF0000" fo:font-size="28pt" style:font-size-asian="28pt"/>
    </style:style>
    <style:style style:name="P39" style:parent-style-name="Normal" style:family="paragraph">
      <style:text-properties style:font-name="Agency FB" fo:color="#FF0000" fo:font-size="28pt" style:font-size-asian="28pt"/>
    </style:style>
    <style:style style:name="P40" style:parent-style-name="Normal" style:family="paragraph">
      <style:text-properties style:font-name="Agency FB" fo:color="#FF0000" fo:font-size="28pt" style:font-size-asian="28pt"/>
    </style:style>
    <style:style style:name="P41" style:parent-style-name="Normal" style:family="paragraph">
      <style:text-properties style:font-name="Agency FB" fo:color="#FF0000" fo:font-size="28pt" style:font-size-asian="28pt"/>
    </style:style>
    <style:style style:name="P42" style:parent-style-name="Normal" style:family="paragraph">
      <style:text-properties style:font-name="Agency FB" fo:color="#FF0000" fo:font-size="28pt" style:font-size-asian="28pt"/>
    </style:style>
    <style:style style:name="P43" style:parent-style-name="Normal" style:family="paragraph">
      <style:text-properties style:font-name="Agency FB" fo:color="#FF0000" fo:font-size="28pt" style:font-size-asian="28pt"/>
    </style:style>
    <style:style style:name="P44" style:parent-style-name="Normal" style:family="paragraph">
      <style:text-properties style:font-name="Agency FB" fo:color="#FF0000" fo:font-size="28pt" style:font-size-asian="28pt"/>
    </style:style>
    <style:style style:name="P45" style:parent-style-name="Normal" style:family="paragraph">
      <style:text-properties style:font-name="Agency FB" fo:color="#FF0000" fo:font-size="28pt" style:font-size-asian="28pt"/>
    </style:style>
    <style:style style:name="P46" style:parent-style-name="Normal" style:family="paragraph">
      <style:text-properties style:font-name="Agency FB" fo:color="#FF0000" fo:font-size="28pt" style:font-size-asian="28pt"/>
    </style:style>
    <style:style style:name="P47" style:parent-style-name="Normal" style:family="paragraph">
      <style:text-properties style:font-name="Agency FB" fo:color="#FF0000" fo:font-size="28pt" style:font-size-asian="28pt"/>
    </style:style>
    <style:style style:name="P48" style:parent-style-name="Normal" style:family="paragraph">
      <style:text-properties style:font-name="Agency FB" fo:color="#FF0000" fo:font-size="28pt" style:font-size-asian="28pt"/>
    </style:style>
    <style:style style:name="P49" style:parent-style-name="Normal" style:family="paragraph">
      <style:text-properties style:font-name="Agency FB" fo:color="#FF0000" fo:font-size="28pt" style:font-size-asian="28pt"/>
    </style:style>
    <style:style style:name="P50" style:parent-style-name="Normal" style:family="paragraph">
      <style:text-properties style:font-name="Agency FB" fo:color="#FF0000" fo:font-size="28pt" style:font-size-asian="28pt"/>
    </style:style>
    <style:style style:name="P51" style:parent-style-name="Normal" style:family="paragraph">
      <style:text-properties style:font-name="Agency FB" fo:color="#FF0000" fo:font-size="28pt" style:font-size-asian="28pt"/>
    </style:style>
    <style:style style:name="P52" style:parent-style-name="Normal" style:family="paragraph">
      <style:text-properties style:font-name="Agency FB" fo:color="#FF0000" fo:font-size="28pt" style:font-size-asian="28pt"/>
    </style:style>
    <style:style style:name="P53" style:parent-style-name="Normal" style:family="paragraph">
      <style:text-properties style:font-name="Agency FB" fo:color="#FF0000" fo:font-size="28pt" style:font-size-asian="28pt"/>
    </style:style>
    <style:style style:name="P54" style:parent-style-name="Normal" style:family="paragraph">
      <style:text-properties style:font-name="Agency FB" fo:color="#FF0000" fo:font-size="28pt" style:font-size-asian="28pt"/>
    </style:style>
    <style:style style:name="P55" style:parent-style-name="Normal" style:family="paragraph">
      <style:text-properties style:font-name="Agency FB" fo:color="#FF0000" fo:font-size="28pt" style:font-size-asian="28pt"/>
    </style:style>
    <style:style style:family="graphic" style:name="a6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solid" draw:fill-color="#ffffff" draw:opacity="100%" draw:stroke="none"/>
    </style:style>
    <style:style style:family="graphic" style:name="a2">
      <style:graphic-properties draw:fill="solid" draw:fill-color="#ffffff" draw:opacity="100%" draw:stroke="none"/>
    </style:style>
    <style:style style:family="graphic" style:name="a3">
      <style:graphic-properties draw:fill="solid" draw:fill-color="#ffffff" draw:opacity="100%" draw:stroke="none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</office:automatic-styles>
  <office:body>
    <office:text text:use-soft-page-breaks="true">
      <text:p text:style-name="P1"><text:span text:style-name="T3"><draw:g draw:z-index="251659264" draw:name="Groupe 2" draw:id="id5" draw:style-name="a6" text:anchor-type="paragraph"><svg:title/><svg:desc/><draw:custom-shape svg:x="2.01146in" svg:y="-0.63117in" svg:width="4.91087in" svg:height="4.39463in" draw:id="id0" draw:style-name="a1" draw:name="Forme libre 56"><svg:title/><svg:desc/><draw:enhanced-geometry draw:type="non-primitive" svg:viewBox="0 0 1781 1786" draw:enhanced-path="M ?f3 ?f2 L ?f0 ?f4 ?f5 ?f0 ?f1 ?f6 ?f3 ?f2 Z N" draw:text-areas="?f27 ?f29 ?f28 ?f30" draw:glue-points="?f31 ?f32 ?f33 ?f34 ?f35 ?f36 ?f37 ?f38 ?f31 ?f32" draw:glue-point-leaving-directions="-90, -90, -90, -90, -90"><draw:equation draw:name="f0" draw:formula="0"/><draw:equation draw:name="f1" draw:formula="1781"/><draw:equation draw:name="f2" draw:formula="1786"/><draw:equation draw:name="f3" draw:formula="4"/><draw:equation draw:name="f4" draw:formula="1782"/><draw:equation draw:name="f5" draw:formula="1776"/><draw:equation draw:name="f6" draw:formula="5"/><draw:equation draw:name="f7" draw:formula="?f2 - ?f0"/><draw:equation draw:name="f8" draw:formula="?f1 - ?f0"/><draw:equation draw:name="f9" draw:formula="?f8 / 1781"/><draw:equation draw:name="f10" draw:formula="?f7 / 1786"/><draw:equation draw:name="f11" draw:formula="4 * ?f8"/><draw:equation draw:name="f12" draw:formula="1786 * ?f7"/><draw:equation draw:name="f13" draw:formula="0 * ?f8"/><draw:equation draw:name="f14" draw:formula="1782 * ?f7"/><draw:equation draw:name="f15" draw:formula="1776 * ?f8"/><draw:equation draw:name="f16" draw:formula="0 * ?f7"/><draw:equation draw:name="f17" draw:formula="1781 * ?f8"/><draw:equation draw:name="f18" draw:formula="5 * ?f7"/><draw:equation draw:name="f19" draw:formula="?f11 / 1781"/><draw:equation draw:name="f20" draw:formula="?f12 / 1786"/><draw:equation draw:name="f21" draw:formula="?f13 / 1781"/><draw:equation draw:name="f22" draw:formula="?f14 / 1786"/><draw:equation draw:name="f23" draw:formula="?f15 / 1781"/><draw:equation draw:name="f24" draw:formula="?f16 / 1786"/><draw:equation draw:name="f25" draw:formula="?f17 / 1781"/><draw:equation draw:name="f26" draw:formula="?f18 / 1786"/><draw:equation draw:name="f27" draw:formula="0 / ?f9"/><draw:equation draw:name="f28" draw:formula="?f1 / ?f9"/><draw:equation draw:name="f29" draw:formula="0 / ?f10"/><draw:equation draw:name="f30" draw:formula="?f2 / ?f10"/><draw:equation draw:name="f31" draw:formula="?f19 / ?f9"/><draw:equation draw:name="f32" draw:formula="?f20 / ?f10"/><draw:equation draw:name="f33" draw:formula="?f21 / ?f9"/><draw:equation draw:name="f34" draw:formula="?f22 / ?f10"/><draw:equation draw:name="f35" draw:formula="?f23 / ?f9"/><draw:equation draw:name="f36" draw:formula="?f24 / ?f10"/><draw:equation draw:name="f37" draw:formula="?f25 / ?f9"/><draw:equation draw:name="f38" draw:formula="?f26 / ?f10"/></draw:enhanced-geometry></draw:custom-shape><draw:custom-shape svg:x="0.76237in" svg:y="-0.2793in" svg:width="6.15996in" svg:height="5.49698in" draw:id="id1" draw:style-name="a2" draw:name="Forme libre 57"><svg:title/><svg:desc/><draw:enhanced-geometry draw:type="non-primitive" svg:viewBox="0 0 2234 2234" draw:enhanced-path="M ?f2 ?f1 L ?f0 ?f3 ?f3 ?f0 ?f1 ?f2 ?f2 ?f1 Z N" draw:text-areas="?f14 ?f14 ?f15 ?f15" draw:glue-points="?f16 ?f17 ?f18 ?f19 ?f19 ?f18 ?f17 ?f16 ?f16 ?f17" draw:glue-point-leaving-directions="-90, -90, -90, -90, -90"><draw:equation draw:name="f0" draw:formula="0"/><draw:equation draw:name="f1" draw:formula="2234"/><draw:equation draw:name="f2" draw:formula="5"/><draw:equation draw:name="f3" draw:formula="2229"/><draw:equation draw:name="f4" draw:formula="?f1 - ?f0"/><draw:equation draw:name="f5" draw:formula="?f4 / 2234"/><draw:equation draw:name="f6" draw:formula="5 * ?f4"/><draw:equation draw:name="f7" draw:formula="2234 * ?f4"/><draw:equation draw:name="f8" draw:formula="0 * ?f4"/><draw:equation draw:name="f9" draw:formula="2229 * ?f4"/><draw:equation draw:name="f10" draw:formula="?f6 / 2234"/><draw:equation draw:name="f11" draw:formula="?f7 / 2234"/><draw:equation draw:name="f12" draw:formula="?f8 / 2234"/><draw:equation draw:name="f13" draw:formula="?f9 / 2234"/><draw:equation draw:name="f14" draw:formula="0 / ?f5"/><draw:equation draw:name="f15" draw:formula="?f1 / ?f5"/><draw:equation draw:name="f16" draw:formula="?f10 / ?f5"/><draw:equation draw:name="f17" draw:formula="?f11 / ?f5"/><draw:equation draw:name="f18" draw:formula="?f12 / ?f5"/><draw:equation draw:name="f19" draw:formula="?f13 / ?f5"/></draw:enhanced-geometry></draw:custom-shape><draw:custom-shape svg:x="0.86439in" svg:y="-0.46138in" svg:width="6.05794in" svg:height="5.40594in" draw:id="id2" draw:style-name="a3" draw:name="Forme libre 58"><svg:title/><svg:desc/><draw:enhanced-geometry draw:type="non-primitive" svg:viewBox="0 0 2197 2197" draw:enhanced-path="M ?f2 ?f1 L ?f0 ?f3 ?f4 ?f0 ?f1 ?f5 ?f2 ?f1 Z N" draw:text-areas="?f20 ?f20 ?f21 ?f21" draw:glue-points="?f22 ?f23 ?f24 ?f25 ?f26 ?f24 ?f23 ?f27 ?f22 ?f23" draw:glue-point-leaving-directions="-90, -90, -90, -90, -90"><draw:equation draw:name="f0" draw:formula="0"/><draw:equation draw:name="f1" draw:formula="2197"/><draw:equation draw:name="f2" draw:formula="9"/><draw:equation draw:name="f3" draw:formula="2193"/><draw:equation draw:name="f4" draw:formula="2188"/><draw:equation draw:name="f5" draw:formula="10"/><draw:equation draw:name="f6" draw:formula="?f1 - ?f0"/><draw:equation draw:name="f7" draw:formula="?f6 / 2197"/><draw:equation draw:name="f8" draw:formula="9 * ?f6"/><draw:equation draw:name="f9" draw:formula="2197 * ?f6"/><draw:equation draw:name="f10" draw:formula="0 * ?f6"/><draw:equation draw:name="f11" draw:formula="2193 * ?f6"/><draw:equation draw:name="f12" draw:formula="2188 * ?f6"/><draw:equation draw:name="f13" draw:formula="10 * ?f6"/><draw:equation draw:name="f14" draw:formula="?f8 / 2197"/><draw:equation draw:name="f15" draw:formula="?f9 / 2197"/><draw:equation draw:name="f16" draw:formula="?f10 / 2197"/><draw:equation draw:name="f17" draw:formula="?f11 / 2197"/><draw:equation draw:name="f18" draw:formula="?f12 / 2197"/><draw:equation draw:name="f19" draw:formula="?f13 / 2197"/><draw:equation draw:name="f20" draw:formula="0 / ?f7"/><draw:equation draw:name="f21" draw:formula="?f1 / ?f7"/><draw:equation draw:name="f22" draw:formula="?f14 / ?f7"/><draw:equation draw:name="f23" draw:formula="?f15 / ?f7"/><draw:equation draw:name="f24" draw:formula="?f16 / ?f7"/><draw:equation draw:name="f25" draw:formula="?f17 / ?f7"/><draw:equation draw:name="f26" draw:formula="?f18 / ?f7"/><draw:equation draw:name="f27" draw:formula="?f19 / ?f7"/></draw:enhanced-geometry></draw:custom-shape><draw:custom-shape svg:x="1.51513in" svg:y="0.14146in" svg:width="5.4072in" svg:height="4.83754in" draw:id="id3" draw:style-name="a4" draw:name="Forme libre 59"><svg:title/><svg:desc/><draw:enhanced-geometry draw:type="non-primitive" svg:viewBox="0 0 1961 1966" draw:enhanced-path="M ?f3 ?f2 L ?f0 ?f4 ?f5 ?f0 ?f1 ?f3 ?f3 ?f2 Z N" draw:text-areas="?f26 ?f28 ?f27 ?f29" draw:glue-points="?f30 ?f31 ?f32 ?f33 ?f34 ?f35 ?f36 ?f37 ?f30 ?f31" draw:glue-point-leaving-directions="-90, -90, -90, -90, -90"><draw:equation draw:name="f0" draw:formula="0"/><draw:equation draw:name="f1" draw:formula="1961"/><draw:equation draw:name="f2" draw:formula="1966"/><draw:equation draw:name="f3" draw:formula="9"/><draw:equation draw:name="f4" draw:formula="1957"/><draw:equation draw:name="f5" draw:formula="1952"/><draw:equation draw:name="f6" draw:formula="?f2 - ?f0"/><draw:equation draw:name="f7" draw:formula="?f1 - ?f0"/><draw:equation draw:name="f8" draw:formula="?f7 / 1961"/><draw:equation draw:name="f9" draw:formula="?f6 / 1966"/><draw:equation draw:name="f10" draw:formula="9 * ?f7"/><draw:equation draw:name="f11" draw:formula="1966 * ?f6"/><draw:equation draw:name="f12" draw:formula="0 * ?f7"/><draw:equation draw:name="f13" draw:formula="1957 * ?f6"/><draw:equation draw:name="f14" draw:formula="1952 * ?f7"/><draw:equation draw:name="f15" draw:formula="0 * ?f6"/><draw:equation draw:name="f16" draw:formula="1961 * ?f7"/><draw:equation draw:name="f17" draw:formula="9 * ?f6"/><draw:equation draw:name="f18" draw:formula="?f10 / 1961"/><draw:equation draw:name="f19" draw:formula="?f11 / 1966"/><draw:equation draw:name="f20" draw:formula="?f12 / 1961"/><draw:equation draw:name="f21" draw:formula="?f13 / 1966"/><draw:equation draw:name="f22" draw:formula="?f14 / 1961"/><draw:equation draw:name="f23" draw:formula="?f15 / 1966"/><draw:equation draw:name="f24" draw:formula="?f16 / 1961"/><draw:equation draw:name="f25" draw:formula="?f17 / 1966"/><draw:equation draw:name="f26" draw:formula="0 / ?f8"/><draw:equation draw:name="f27" draw:formula="?f1 / ?f8"/><draw:equation draw:name="f28" draw:formula="0 / ?f9"/><draw:equation draw:name="f29" draw:formula="?f2 / ?f9"/><draw:equation draw:name="f30" draw:formula="?f18 / ?f8"/><draw:equation draw:name="f31" draw:formula="?f19 / ?f9"/><draw:equation draw:name="f32" draw:formula="?f20 / ?f8"/><draw:equation draw:name="f33" draw:formula="?f21 / ?f9"/><draw:equation draw:name="f34" draw:formula="?f22 / ?f8"/><draw:equation draw:name="f35" draw:formula="?f23 / ?f9"/><draw:equation draw:name="f36" draw:formula="?f24 / ?f8"/><draw:equation draw:name="f37" draw:formula="?f25 / ?f9"/></draw:enhanced-geometry></draw:custom-shape><draw:custom-shape svg:x="-0.59702in" svg:y="-0.39249in" svg:width="7.51934in" svg:height="6.72236in" draw:id="id4" draw:style-name="a5" draw:name="Forme libre 60"><svg:title/><svg:desc/><draw:enhanced-geometry draw:type="non-primitive" svg:viewBox="0 0 2727 2732" draw:enhanced-path="M ?f0 ?f2 L ?f0 ?f3 ?f4 ?f0 ?f1 ?f5 ?f0 ?f2 Z N" draw:text-areas="?f24 ?f26 ?f25 ?f27" draw:glue-points="?f28 ?f29 ?f28 ?f30 ?f31 ?f32 ?f33 ?f34 ?f28 ?f29" draw:glue-point-leaving-directions="-90, -90, -90, -90, -90"><draw:equation draw:name="f0" draw:formula="0"/><draw:equation draw:name="f1" draw:formula="2727"/><draw:equation draw:name="f2" draw:formula="2732"/><draw:equation draw:name="f3" draw:formula="2728"/><draw:equation draw:name="f4" draw:formula="2722"/><draw:equation draw:name="f5" draw:formula="5"/><draw:equation draw:name="f6" draw:formula="?f2 - ?f0"/><draw:equation draw:name="f7" draw:formula="?f1 - ?f0"/><draw:equation draw:name="f8" draw:formula="?f7 / 2727"/><draw:equation draw:name="f9" draw:formula="?f6 / 2732"/><draw:equation draw:name="f10" draw:formula="0 * ?f7"/><draw:equation draw:name="f11" draw:formula="2732 * ?f6"/><draw:equation draw:name="f12" draw:formula="2728 * ?f6"/><draw:equation draw:name="f13" draw:formula="2722 * ?f7"/><draw:equation draw:name="f14" draw:formula="0 * ?f6"/><draw:equation draw:name="f15" draw:formula="2727 * ?f7"/><draw:equation draw:name="f16" draw:formula="5 * ?f6"/><draw:equation draw:name="f17" draw:formula="?f10 / 2727"/><draw:equation draw:name="f18" draw:formula="?f11 / 2732"/><draw:equation draw:name="f19" draw:formula="?f12 / 2732"/><draw:equation draw:name="f20" draw:formula="?f13 / 2727"/><draw:equation draw:name="f21" draw:formula="?f14 / 2732"/><draw:equation draw:name="f22" draw:formula="?f15 / 2727"/><draw:equation draw:name="f23" draw:formula="?f16 / 2732"/><draw:equation draw:name="f24" draw:formula="0 / ?f8"/><draw:equation draw:name="f25" draw:formula="?f1 / ?f8"/><draw:equation draw:name="f26" draw:formula="0 / ?f9"/><draw:equation draw:name="f27" draw:formula="?f2 / ?f9"/><draw:equation draw:name="f28" draw:formula="?f17 / ?f8"/><draw:equation draw:name="f29" draw:formula="?f18 / ?f9"/><draw:equation draw:name="f30" draw:formula="?f19 / ?f9"/><draw:equation draw:name="f31" draw:formula="?f20 / ?f8"/><draw:equation draw:name="f32" draw:formula="?f21 / ?f9"/><draw:equation draw:name="f33" draw:formula="?f22 / ?f8"/><draw:equation draw:name="f34" draw:formula="?f23 / ?f9"/></draw:enhanced-geometry></draw:custom-shape></draw:g></text:span></text:p>
      <text:p text:style-name="P4">MANUEL D’UTILISATION</text:p>
      <text:p text:style-name="P5"/>
      <text:p text:style-name="P6"/>
      <text:p text:style-name="P7"/>
      <text:p text:style-name="Normal"><text:span text:style-name="T8"><draw:frame draw:z-index="251661312" draw:id="id6" draw:style-name="a7" draw:name="Zone de texte 2" text:anchor-type="paragraph" svg:x="0in" svg:y="0.31875in" svg:width="1.74514in" svg:height="0.73125in" style:rel-width="scale" style:rel-height="scale"><draw:text-box><text:p text:style-name="P9"><text:span text:style-name="T10">ExiaSaver</text:span></text:p></draw:text-box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span text:style-name="T26">Aucune entrée de table des matières n'a été trouvée.</text:span></text:p>
        </text:index-body>
      </text:table-of-content>
      <text:p text:style-name="Normal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gency FB" svg:font-family="Agency FB" style:font-family-generic="swiss" style:font-pitch="variable" svg:panose-1="2 11 5 3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13in" fo:padding-left="0.6437in" fo:padding-bottom="0.1513in" fo:padding-right="0.643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Image 3" text:anchor-type="paragraph" svg:x="-0.64603in" svg:y="-0.13369in" svg:width="1.15417in" svg:height="0.61111in" style:rel-width="scale" style:rel-height="scale"><draw:image xlink:href="media/image1.jpeg" xlink:type="simple" xlink:show="embed" xlink:actuate="onLoad"/><svg:title/><svg:desc>Afficher l'image d'origine</svg:desc></draw:frame></text:span></text:p>
      </style:header>
      <style:footer>
        <text:p text:style-name="Pieddepage"><text:page-number text:fixed="false">4</text:page-number><text:s text:c="42"/>ARNOL Maxence – DESCAMPS Anthony – BOOGAERTS Paul – LELEUX Charles</text:p>
        <text:p text:style-name="Pieddepage"><text:s text:c="128"/><text:s text:c="49"/>A1</text:p>
        <text:p text:style-name="Pieddepage"><text:s text:c="52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SCAMPS ANTHONY</meta:initial-creator>
    <dc:creator>DESCAMPS ANTHONY</dc:creator>
    <meta:creation-date>2016-12-15T01:25:00Z</meta:creation-date>
    <dc:date>2016-12-15T01:37:00Z</dc:date>
    <meta:template xlink:href="Normal" xlink:type="simple"/>
    <meta:editing-cycles>2</meta:editing-cycles>
    <meta:editing-duration>PT540S</meta:editing-duration>
    <meta:document-statistic meta:page-count="4" meta:paragraph-count="1" meta:word-count="25" meta:character-count="163" meta:row-count="1" meta:non-whitespace-character-count="139"/>
  </office:meta>
</office:document-meta>
</file>